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maximal-rectangle/" text:style-name="Internet_20_link" text:visited-style-name="Visited_20_Internet_20_Link"><text:span text:style-name="T3">85. Maximal Rectangle</text:span></text:a></text:p>
      <text:p text:style-name="P4"><text:span text:style-name="T1">Given a </text:span><text:span text:style-name="Source_20_Text"><text:span text:style-name="T2">rows x cols</text:span></text:span><text:span text:style-name="T1"> binary </text:span><text:span text:style-name="Source_20_Text"><text:span text:style-name="T2">matrix</text:span></text:span><text:span text:style-name="T1"> filled with </text:span><text:span text:style-name="Source_20_Text"><text:span text:style-name="T2">0</text:span></text:span><text:span text:style-name="T1">'s and </text:span><text:span text:style-name="Source_20_Text"><text:span text:style-name="T2">1</text:span></text:span><text:span text:style-name="T1">'s, find the largest rectangle containing only </text:span><text:span text:style-name="Source_20_Text"><text:span text:style-name="T2">1</text:span></text:span><text:span text:style-name="T1">'s and return </text:span><text:span text:style-name="Emphasis"><text:span text:style-name="T1">its area</text:span></text:span><text:span text:style-name="T1">.</text:span>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matrix = [["1","0","1","0","0"],["1","0","1","1","1"],["1","1","1","1","1"],["1","0","0","1","0"]]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</text:span></text:span><text:span text:style-name="T1"> The maximal rectangle is shown in the above picture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matrix = [["0"]]</text:span></text:p>
      <text:p text:style-name="P1"><text:span text:style-name="Strong_20_Emphasis"><text:span text:style-name="T1">Output:</text:span></text:span><text:span text:style-name="T1"> 0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matrix = [["1"]]</text:span></text:p>
      <text:p text:style-name="P1"><text:span text:style-name="Strong_20_Emphasis"><text:span text:style-name="T1">Output:</text:span></text:span><text:span text:style-name="T1"> 1</text:span></text:p>
      <text:p text:style-name="P4"><text:span text:style-name="Strong_20_Emphasis"><text:span text:style-name="T1">Constraints:</text:span></text:span></text:p>
      <text:list text:style-name="L1">
        <text:list-item>
          <text:p text:style-name="P5"><text:span text:style-name="Source_20_Text"><text:span text:style-name="T2">rows == matrix.length</text:span></text:span></text:p>
        </text:list-item>
        <text:list-item>
          <text:p text:style-name="P5"><text:span text:style-name="Source_20_Text"><text:span text:style-name="T2">cols == matrix[i].length</text:span></text:span></text:p>
        </text:list-item>
        <text:list-item>
          <text:p text:style-name="P5"><text:span text:style-name="Source_20_Text"><text:span text:style-name="T2">1 &lt;= row, cols &lt;= 200</text:span></text:span></text:p>
        </text:list-item>
        <text:list-item>
          <text:p text:style-name="P6"><text:span text:style-name="Source_20_Text"><text:span text:style-name="T2">matrix[i][j]</text:span></text:span><text:span text:style-name="T1"> is </text:span><text:span text:style-name="Source_20_Text"><text:span text:style-name="T2">'0'</text:span></text:span><text:span text:style-name="T1"> or </text:span><text:span text:style-name="Source_20_Text"><text:span text:style-name="T2">'1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00:24:11.864000000</meta:creation-date>
    <dc:date>2024-06-27T00:24:58.417000000</dc:date>
    <meta:editing-duration>PT48S</meta:editing-duration>
    <meta:editing-cycles>1</meta:editing-cycles>
    <meta:document-statistic meta:table-count="0" meta:image-count="0" meta:object-count="0" meta:page-count="1" meta:paragraph-count="17" meta:word-count="82" meta:character-count="529" meta:non-whitespace-character-count="468"/>
    <meta:generator>LibreOffice/24.2.0.3$Windows_X86_64 LibreOffice_project/da48488a73ddd66ea24cf16bbc4f7b9c08e9bea1</meta:generator>
  </office:meta>
</office:document-meta>
</file>